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1.251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Documento com padrões de design usados no projeto </text:p>
      <text:p text:style-name="Preformatted_20_Text"/>
      <text:p text:style-name="P1">. State Pattern: </text:p>
      <text:p text:style-name="P3">- Usado nos estados de solicitação (EstadoSolicitacaoRejeitada, EstadoSolicitacaoAceita, </text:p>
      <text:p text:style-name="P3">etc.); </text:p>
      <text:p text:style-name="P3">- Usado na mudança de telas na GUI; </text:p>
      <text:p text:style-name="P3">- Usado nos estados da carona (EstadoCaronaConfirmada, EstadoCaronaCancelada, etc.) (usado no milestone3);</text:p>
      <text:p text:style-name="Preformatted_20_Text"/>
      <text:p text:style-name="P1">. Adapter Pattern: </text:p>
      <text:p text:style-name="P3">- Usado para criar um adaptador do controller (EstradaSolidariaController) do sistema para o </text:p>
      <text:p text:style-name="P4"><text:tab/>Easyaccept; </text:p>
      <text:p text:style-name="P4"><text:tab/>- Usado no EstradaSolidariaServiceImpl como adaptador do controller para a view do sistema;</text:p>
      <text:p text:style-name="Preformatted_20_Text"/>
      <text:p text:style-name="P1">. Observer Pattern: </text:p>
      <text:p text:style-name="P3">- Usado para atualizar mensagens no perfil dos usuários, a partir do controller do sistema; </text:p>
      <text:p text:style-name="Preformatted_20_Text"/>
      <text:p text:style-name="P1">. Singleton Pattern: </text:p>
      <text:p text:style-name="Preformatted_20_Text"><text:tab/>– Usado no EstradaSolidariaController e no GerenciadorDeDados do sistema; </text:p>
      <text:p text:style-name="P1"/>
      <text:p text:style-name="P1">. Iterator Pattern: </text:p>
      <text:p text:style-name="Preformatted_20_Text"><text:tab/>- Usado sempre que se precisa percorrer uma lista, uma coleção ou um mapa ao longo de </text:p>
      <text:p text:style-name="Preformatted_20_Text"><text:tab/>todo o sistema; </text:p>
      <text:p text:style-name="Preformatted_20_Text"/>
      <text:p text:style-name="P1">. MVC Pattern (padrão arquitetural): </text:p>
      <text:p text:style-name="Preformatted_20_Text"><text:tab/>- Este padrão arquitetural é usado para definir a lógica de toda a arquitetura do sistema: </text:p>
      <text:p text:style-name="Preformatted_20_Text"><text:tab/>- Controller: EstradaSolidariaController; </text:p>
      <text:p text:style-name="Preformatted_20_Text"><text:tab/>- View: Está distribuída em todo o pacote dos clientes (ui.client); </text:p>
      <text:p text:style-name="Preformatted_20_Text"><text:tab/>- Model: Consiste no pacote server, está distribuída dentro del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pt" style:country-asian="BR" style:font-name-complex="Lohit Hindi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Liberation Serif" style:font-size-asian="10pt" style:font-name-complex="Liberation Serif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6T14:05:30</dc:date>
    <dc:creator>Guilherme </dc:creator>
    <meta:generator>LibreOffice/3.4$Linux LibreOffice_project/340m1$Build-402</meta:generator>
    <meta:editing-duration>PT9M51S</meta:editing-duration>
    <meta:editing-cycles>6</meta:editing-cycles>
    <meta:document-statistic meta:table-count="0" meta:image-count="0" meta:object-count="0" meta:page-count="1" meta:paragraph-count="22" meta:word-count="168" meta:character-count="1162" meta:non-whitespace-character-count="987"/>
  </office:meta>
</office:document-meta>
</file>